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fo:margin-top="0in" fo:margin-bottom="0in" style:contextual-spacing="false"/>
    </style:style>
    <style:style style:name="P10" style:family="paragraph" style:parent-style-name="Standard">
      <style:paragraph-properties fo:margin-top="0in" fo:margin-bottom="0in" style:contextual-spacing="false" fo:line-height="100%"/>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paragraph-properties fo:margin-top="0in" fo:margin-bottom="0.1181in" style:contextual-spacing="false"/>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paragraph-properties fo:break-before="page"/>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4">
      <style:paragraph-properties>
        <style:tab-stops>
          <style:tab-stop style:position="6.9252in" style:type="right" style:leader-style="dotted" style:leader-text="."/>
        </style:tab-stops>
      </style:paragraph-properties>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Heading_20_1" style:master-page-name="First_20_Page">
      <style:paragraph-properties style:page-number="auto"/>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Standard" style:list-style-name="L3"/>
    <style:style style:name="P2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Standard" style:list-style-name="L4">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3" style:family="paragraph" style:parent-style-name="Standard" style:list-style-name="L7">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8"/>
    <style:style style:name="P27" style:family="paragraph" style:parent-style-name="Standard" style:list-style-name="L9"/>
    <style:style style:name="P28" style:family="paragraph" style:parent-style-name="Standard" style:list-style-name="L10"/>
    <style:style style:name="P29" style:family="paragraph">
      <style:paragraph-properties style:writing-mode="lr-tb"/>
    </style:style>
    <style:style style:name="P3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normal" style:font-style-asian="normal" style:font-style-complex="normal"/>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33% 80%"/>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style:text-underline-style="solid" style:text-underline-width="auto" style:text-underline-color="font-color"/>
    </style:style>
    <style:style style:name="T10" style:family="text">
      <style:text-properties officeooo:rsid="000c6795"/>
    </style:style>
    <style:style style:name="T11" style:family="text">
      <style:text-properties officeooo:rsid="000d290c"/>
    </style:style>
    <style:style style:name="T12" style:family="text">
      <style:text-properties officeooo:rsid="000e722d"/>
    </style:style>
    <style:style style:name="T1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ction</text:h>
      <text:p text:style-name="Standard">This Technical Note contains informative discussion and background for the corresponding “OpenLCB Datagram Transport Standard”.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tandard</text:h>
      <text:p text:style-name="Standard">This section provides background information on corresponding sections of the Standard document. <text:span text:style-name="T5">It is</text:span> expected that two documents will be read together.</text:p>
      <text:h text:style-name="Heading_20_2" text:outline-level="2">Introduction</text:h>
      <text:p text:style-name="Standard">[Intentionally left blank]</text:p>
      <text:h text:style-name="Heading_20_2" text:outline-level="2">Intended Use</text:h>
      <text:p text:style-name="Standard">[Intentionally left blank]</text:p>
      <text:h text:style-name="Heading_20_2" text:outline-level="2">References and Context</text:h>
      <text:p text:style-name="Standard">For more information on format and presentation, see: </text:p>
      <text:list xml:id="list3953077594534431812" text:style-name="L3">
        <text:list-item>
          <text:p text:style-name="P20">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text:soft-page-break/>The datagram Content ID in the 1<text:span text:style-name="T8">st</text:span> byte of the datagram content is meant to make it easier for node software to sort out how to handle individual datagrams. <text:s/>This makes it possible for multiple protocols to be using datagrams to communicate between two nodes independently. <text:s/>The figure shows an example of that.</text:p>
      <text:p text:style-name="Caption"><draw:frame draw:style-name="fr2" draw:name="graphics2" text:anchor-type="paragraph" svg:width="5.5047in" svg:height="4.4681in" draw:z-index="15"><draw:image xlink:href="../mscgen/DatagramType.png" xlink:type="simple" xlink:show="embed" xlink:actuate="onLoad"/></draw:frame>Datagram type allows general datagram handler to dispatch datagrams to proper handlers without having to track conversation state or understand details of datagram-using protocols.</text:p>
      <text:p text:style-name="Standard">Note that zero-length datagrams are valid. They don't contain a Content ID, so can only be used in certain circumstances.</text:p>
      <text:h text:style-name="Heading_20_3" text:outline-level="3">Datagram Received OK</text:h>
      <text:p text:style-name="Standard">This is an addressed message. The destination address (full Node ID or alias) can be taken directly from the received Datagram Content message.</text:p>
      <text:p text:style-name="Standard">Nodes are required to handle a missing Datagram Received OK flag byte for backwards compatibility.</text:p>
      <text:p text:style-name="Standard">When a datagram contains a command within some higher-level protocol, it's very convenient to have a way to signify success of that operation without having to send an additional datagram as a reply. <text:s/>The Reply Pending bit can be used to to that. <text:s/>It's not understood in any way <text:span text:style-name="T5">by the datagram protocol itself, just passed through. Some possible approaches include:</text:span></text:p>
      <text:list xml:id="list5763260846451609668" text:style-name="L4">
        <text:list-item>
          <text:p text:style-name="P22">Don't use it at all. There are no replies to operations.</text:p>
        </text:list-item>
        <text:list-item>
          <text:p text:style-name="P22">Don't use it at all. Each operation consists of a command datagram, and some other message or datagram in reply.</text:p>
        </text:list-item>
        <text:list-item>
          <text:p text:style-name="P22"><text:soft-page-break/>When the operation usually succeeds immediately, that success can be signaled by the Datagram Received OK message. <text:s/>Delayed success or failure can then be signaled by Datagram Received OK with the Reply Pending bit set, followed by a later datagram or message that carries the completion message. <text:s/>The Reply Pending bit then tells the datagram originator whether the operation is done, or whether it needs to wait for a further reply.</text:p>
        </text:list-item>
      </text:list>
      <text:p text:style-name="P13">The Timeout Value field can be used by higher-level protocols to provide feedback on how long an operation will take. <text:s/>This could be used to provide a progress indic<text:span text:style-name="T10">a</text:span>tor or trip an error recovery operation when needed. A zero value, the default with nothing is provided, means no information. The higher level protocol that defines use of the datagram should define how to recover from timeout errors.</text:p>
      <text:h text:style-name="Heading_20_3" text:outline-level="3">Datagram Rejected</text:h>
      <text:p text:style-name="Standard">This is an addressed message. The destination address (full Node ID or alias) can be taken directly from the received Datagram Content message.</text:p>
      <text:p text:style-name="Standard">Rejecting datagrams is meant for cases where the actual transmission and reception of the datagram has failed. <text:s/>It's not meant for higher level errors, such as “The <text:span text:style-name="T5">command</text:span> to move the points did not succeed because they were stuck”. The decision whether to reply with Datagram Received OK or Datagram Rejected needs to be made promptly, so that the reply can be sent, buffers can be cleared and communications can continue.</text:p>
      <text:h text:style-name="Heading_20_4" text:outline-level="4">Error Codes</text:h>
      <text:p text:style-name="Standard">In general, errors are of one of two types:</text:p>
      <text:list xml:id="list8918333826982296256" text:style-name="L5">
        <text:list-item>
          <text:p text:style-name="P24">“Permanent error” — This node does not process datagrams, will not accept a datagram from this source, or for some other reason will not ever be able to accept this particular datagram. The datagram should not be retransmitted.</text:p>
        </text:list-item>
        <text:list-item>
          <text:p text:style-name="P24">“Resend OK” — In contrast to the error above, the problem accepting the datagram is of a transient nature, and the sending node should attempt retransmission at its discretion at some point in the immediate to near future.</text:p>
        </text:list-item>
      </text:list>
      <text:p text:style-name="Standard">The standard is written to allow for the case where neither is set if the node doesn't have a clear idea how to handle <text:span text:style-name="T5">the</text:span> error, but this is an undesirable case.</text:p>
      <text:p text:style-name="Standard">Optionally, the node can mark the reply with one or more of several conditions:</text:p>
      <text:p text:style-name="Standard">“Source not permitted” — Datagrams from this source will never be accepted. Generally, this flag is only meaningful in conjunction with the “Permanent Error” flag, as there is no sense in retransmission in this context. This flag might be used to indicate that a receiving node is only willing to establish a connection with an exclusive set of nodes that doesn't include the sender.</text:p>
      <text:p text:style-name="Standard">“Datagrams not accepted” — This node will not accept datagrams of <text:span text:style-name="T5">this</text:span> type under any circumstance. If the node implements the Datagram Transport protocol, it should use this to reject datagrams that it cannot process because they are of an unknown type. Rejecting the interaction with an Optional Interaction Rejected message (see “OpenLCB Message Network Standard”) should only be used by nodes that don't implement the Datagram Transport protocol because it carries the notion that the Datagram Protocol isn't supported.</text:p>
      <text:p text:style-name="Standard"><text:soft-page-break/>“Transport Error” — Something appears to have gone wrong between the sender and the recipient, perhaps because the recipient received datagram fragments out of order, or a sequence of datagrams was received out of order (at the application layer). This error flag does not by itself imply that the sender should retransmit; rather, this flag is be combined with the “Resend OK” flag to explicitly request retransmission.</text:p>
      <text:p text:style-name="Standard">“Buffer shortage” - The node wasn't able to receive the datagram because of a shortage of buffers. This can happen during normal operation due to overlapping traffic to a node. Setting this bit helps diagnose when datagram traffic is overwhelming the node's ability to buffer and process it </text:p>
      <text:p text:style-name="Standard">“Out of Order” - Should not happen, but an internal inconsistency was found in the OpenLCB message sequence and/or in the CAN frames making up a datagram. This is probably a subset of <text:span text:style-name="T5">the</text:span> Transport error cases.</text:p>
      <text:p text:style-name="Standard">The bits <text:span text:style-name="T11">0-3</text:span> can be used for code for <text:span text:style-name="T5">the</text:span> specific condition that lead the receiving node to reject the Datagram Content message. <text:s/>This is a good idea, because it helps debug persistent problems. <text:s/>Node manufacturers should make the definition of those codes available in documentation, but that's not required by the Standard.</text:p>
      <text:h text:style-name="Heading_20_2" text:outline-level="2">States</text:h>
      <text:p text:style-name="Standard">A datagram receive buffer is a form of state information, in that it's either full with a message being processed, or empty and ready to accept a new datagram. <text:s/>The protocols are written so that implementations can use just one buffer, or many. <text:s/>Depending on the connection to the physical OpenLCB network being used, it may be possible for overlapping reception of datagrams. <text:s/>This works even with one buffer, because datagrams that arrive while the first is still in process can be rejected temporarily. More buffers can make that more efficient.</text:p>
      <text:h text:style-name="Heading_20_2" text:outline-level="2">Interactions</text:h>
      <text:p text:style-name="Standard">A datagram is just a single message containing the Datagram MTI and the data byte(s). There is a convention for a data format indicator (Content ID) at the start of the data bytes for use with application layer protocols transported over datagrams, see Section 3.4 below.</text:p>
      <text:h text:style-name="Heading_20_3" text:outline-level="3">Normal Transmission</text:h>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are required to be signaled using another protocol.</text:p>
      <text:h text:style-name="Heading_20_3" text:outline-level="3">Rejected Transmission</text:h>
      <text:p text:style-name="Standard">Instead of “Datagram Received OK”, the receiving node may return a “Datagram Rejected” message with an error code that represents the reason(s) and possible reaction(s).</text:p>
      <text:p text:style-name="Standard">There's no requirement for a specific response to out-of-spec Datagram Content messages. If a node receives out-of-spec datagram messages, such as one with too many byte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h text:style-name="Heading_20_2" text:outline-level="2"><text:soft-page-break/><text:span text:style-name="T12">Adaptation to</text:span> CAN Transport</text:h>
      <text:h text:style-name="Heading_20_3" text:outline-level="3">CAN Message Formats</text:h>
      <text:p text:style-name="Standard">For CAN, the Datagram Content message is broken into a First frame, one or more Middle frames, and a Last frame. <text:s/>In the degenerate case of a very short message that can fit into one frame, there is also an Only frame. <text:s/>These are described in more detail below. <text:s/>The CAN header values are chosen to prevent CAN priority from reordering frames in a way that would damage the transmission. </text:p>
      <text:list xml:id="list8645518214639773094" text:style-name="L6">
        <text:list-item>
          <text:p text:style-name="P25">CAN-Datagram Content Single Frame — Note that zero-length datagrams are valid.</text:p>
        </text:list-item>
        <text:list-item>
          <text:p text:style-name="P25">CAN-Datagram Content First Frame — Note that there's no requirement that this contain 8 bytes. This is to keep the total number of frames in a Datagram Content message bounded.</text:p>
        </text:list-item>
        <text:list-item>
          <text:p text:style-name="P25">CAN-Datagram Content Middle Frame — Note that there's no requirement that this contain 8 bytes. It cannot be empty, though.</text:p>
        </text:list-item>
        <text:list-item>
          <text:p text:style-name="P25">CAN-Datagram Content Last Frame — Note that this frame can be zero length.</text:p>
        </text:list-item>
      </text:list>
      <text:h text:style-name="Heading_20_3" text:outline-level="3">CAN States</text:h>
      <text:p text:style-name="Standard">The CAN implementation allows more than one datagram to arrive at a node at the same time, since datagram fragments from node A and node B can arrive interleaved <text:span text:style-name="T5">at their destination node C. <text:s/>Datagram implementations need to track this in their internal state. <text:s/>Approaches include:</text:span></text:p>
      <text:list xml:id="list8655697451968130303" text:style-name="L7">
        <text:list-item>
          <text:p text:style-name="P23">Having a single buffer, in which the fragments that go with the first-received Datagram Content First Frame are accumulated. <text:s/>Other datagrams can then be rejected immediately when their Datagram Content First Frame or Datagram Content Single Frame arrive. <text:s/></text:p>
        </text:list-item>
        <text:list-item>
          <text:p text:style-name="P23">Having multiple buffers in which the datagrams are separately accumulated.</text:p>
        </text:list-item>
      </text:list>
      <text:p text:style-name="P13">Any implementation that obeys the protocol constraints in the Standard is acceptable.</text:p>
      <text:h text:style-name="Heading_20_3" text:outline-level="3">CAN Interactions</text:h>
      <text:h text:style-name="Heading_20_4" text:outline-level="4">Normal Transmission</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he frames. The first/middle/last frame is marked in the CAN header to aid in reconstruction of the full datagram in the buffer.</text:p>
      <text:p text:style-name="Standard">There's nothing in the Standard <text:span text:style-name="T5">that</text:span> says that CAN frames <text:span text:style-name="T5">have</text:span> to be maximal size. <text:s/>A 9-byte datagram can be frames of 8 and 1, or 1 and 8. <text:s/>This is helpful for handling, e.g., buffering and creation of dynamic content in the source node.</text:p>
      <text:p text:style-name="Standard">It is preferred that the frames making up a datagram be transmitted in a group, adjacent on the CAN bus. <text:s/>It is permitted to interrupt that to send higher-priority frames, either for CAN segment-level <text:soft-page-break/>control, or for higher priority messages. <text:s/>It is not permitted to send lower priority frames, nor to interleave multiple datagrams, so that the buffering requirements at the receiving nodes stay bounded.</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5">i.e.</text:span>, an Only datagram or Last datagram message) is received for a datagram, the node replies to the original source node with a “Datagram Received OK” or “Datagram Rejected” message.</text:p>
      <text:p text:style-name="Standard">The state machine for assembling datagram frames needs to know when the node Initialized state is reset so that it knows to abandon a partially received datagram. <text:s/>It can also recover upon seeing the next start/only frame.</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here's no requirement for a specific response to out-of-spec transmissions. If a node receives out-of-spec datagram fragment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p text:style-name="Standard">For example, a node that receives a Middle datagram without a First datagram can react in various ways. It might send “Resend OK”, with or without “Transport error” and/or “Out of order”, or simply ignore the message entirely.</text:p>
      <text:p text:style-name="Standard">Notice, however, that receiving a second valid datagram sequence from yet another node while receiving one (or more) that fills the local buffers is <text:span text:style-name="T7">not</text:span> an out-of-spec condition, and the protocol defines exactly how the node is to react. There's no flexibility in this case. The receiving node <text:span text:style-name="T4">is required to</text:span> send a Datagram Rejected message usually (but not necessarily) with the “Resend OK” error code.</text:p>
      <text:h text:style-name="Heading_20_1" text:outline-level="1">Background Information</text:h>
      <text:h text:style-name="Heading_20_2" text:outline-level="2">Use Cases</text:h>
      <text:p text:style-name="Standard">Here are some example application-level protocols that are or might be transported using datagrams.</text:p>
      <text:list xml:id="list4860846610648708264" text:style-name="L8">
        <text:list-item>
          <text:p text:style-name="P26">Memory configuration: Simple one-value reads and writes of configuration data are one-to-one operations that need to exchange 4-8-16-32 bytes of data.</text:p>
        </text:list-item>
        <text:list-item>
          <text:p text:style-name="P26"><text:soft-page-break/>External-network control: If an OpenLCB segment is attached to single external networks, e.g. a DCC or LocoNet system, one-to-one transmission can be used to exchange native commands. E.g. “Send the following LocoNet message” may need to be up to 18 bytes long with current LocoNet definitions. Communication to LocoNet/DCC/etc. can be one-to-one to insure communications; return messages can be many one-to-one to listeners, but there's also a need for one-to-many or broadcast which is not addressed by the datagram transport.</text:p>
        </text:list-item>
        <text:list-item>
          <text:p text:style-name="P26">RFID: RFID tags carry 40-64 bits of payload. Adding in some status and location information, reporting a RFID tag requires a 8-16 byte payload, and that's likely to grow in the future.</text:p>
        </text:list-item>
      </text:list>
      <text:h text:style-name="Heading_20_2" text:outline-level="2">Discussion</text:h>
      <text:p text:style-name="Standard">Datagrams are a one-to-one connection between nodes. They have a single source address and a single destination address, and only have to be delivered to that single destination. Delivery is guaranteed if the destination node is active, initialized and reachable, but i<text:span text:style-name="T5">t is</text:span> not possible to guarantee in advance that a buffer is available in the destination to receive and assemble the datagram.</text:p>
      <text:p text:style-name="Standard">The datagram protocol does not require error correction, because OpenLCB is based only on reliable links, that is, links that guarantee no content or order errors. CAN, TCP/IP, etc., handle their own error correction. The datagram protocol needs flow control and synchronization, however, as a small node might not have resources to accumulate a large number of datagrams that are arriving in an interleaved order. The “Received OK” message is to inform small-capacity sending nodes that it can free its buffer holding the transmitted message. <text:s/></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he datagram content formats rely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Standard"/>
      <text:p text:style-name="Standard"><draw:frame draw:style-name="fr3" draw:name="graphics5" text:anchor-type="char" svg:width="5.8252in" svg:height="4.602in" draw:z-index="17"><draw:image xlink:href="../mscgen/DatagramOK.png" xlink:type="simple" xlink:show="embed" xlink:actuate="onLoad"/></draw:frame><text:soft-page-break/></text:p>
      <text:p text:style-name="P10">Transferring a datagram using three CAN frames. Note buffering.</text:p>
      <text:p text:style-name="Caption"/>
      <text:h text:style-name="Heading_20_3" text:outline-level="3">Short CAN datagram case</text:h>
      <text:p text:style-name="P9"><text:tab/>Datagram Only Frame →</text:p>
      <text:p text:style-name="P12"><text:tab/>← Datagram Received OK</text:p>
      <text:h text:style-name="Heading_20_3" text:outline-level="3">Rejected short CAN datagram case</text:h>
      <text:p text:style-name="Standard">Even a short datagram can be rejected with a “Resend OK” if there's, e.g. a shortage of buffers:</text:p>
      <text:p text:style-name="P9"><text:tab/>Datagram Only Frame →</text:p>
      <text:p text:style-name="P12"><text:tab/>← Datagram Rejected, Resend OK</text:p>
      <text:h text:style-name="Heading_20_3" text:outline-level="3"><text:soft-page-break/>Rejected interleaved CAN datagram case</text:h>
      <text:p text:style-name="Standard"><draw:frame draw:style-name="fr4" draw:name="graphics3" text:anchor-type="paragraph" svg:width="4.95in" svg:height="7.8799in" draw:z-index="16"><draw:image xlink:href="../mscgen/DatagramInterleave.png" xlink:type="simple" xlink:show="embed" xlink:actuate="onLoad"/></draw:frame></text:p>
      <text:p text:style-name="Standard">Example of a node receiving two overlapping datagrams, rejecting one, <text:span text:style-name="T5">and</text:span> then receiving the retransmission.</text:p>
      <text:h text:style-name="Heading_20_3" text:outline-level="3"><text:soft-page-break/>Command/Reply Example</text:h>
      <text:p text:style-name="P9"><text:tab/>Command Datagram →</text:p>
      <text:p text:style-name="P9"><text:tab/>← Datagram Received OK</text:p>
      <text:p text:style-name="P9"><text:tab/>← Reply Datagram</text:p>
      <text:p text:style-name="Standard"><text:tab/>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9"><text:tab/>Command Datagram →</text:p>
      <text:p text:style-name="P9"><text:tab/>← Datagram Received OK</text:p>
      <text:p text:style-name="P9"><text:tab/>← Reply Datagram</text:p>
      <text:p text:style-name="P9"><text:tab/>Command Datagram →</text:p>
      <text:p text:style-name="P9"><text:tab/>Datagram Received OK →</text:p>
      <text:p text:style-name="P9"><text:tab/>← Datagram Received OK</text:p>
      <text:p text:style-name="P9"><text:tab/>← Reply Datagram</text:p>
      <text:p text:style-name="Standard"><text:tab/>Datagram Received OK →</text:p>
      <text:p text:style-name="Standard">Note that the 2<text:span text:style-name="T6">nd</text:span> command was sent before the reply datagram was sent. This is valid, but nodes with only one buffer may not be able to handle that Read until the transmit buffer has been emptied by an acknowledgement. In that case, the sequence may become, e.g.:</text:p>
      <text:p text:style-name="P9"><text:tab/>Command Datagram →</text:p>
      <text:p text:style-name="P9"><text:tab/>← Datagram Received OK</text:p>
      <text:p text:style-name="P9"><text:tab/>← Reply Datagram</text:p>
      <text:p text:style-name="P9"><text:tab/>Command Datagram →</text:p>
      <text:p text:style-name="P9"><text:tab/>← Datagram Rejected, Resend OK </text:p>
      <text:p text:style-name="P9"><text:tab/>Datagram Received OK →</text:p>
      <text:p text:style-name="P9"><text:tab/>Command Datagram (retransmit) →</text:p>
      <text:p text:style-name="P9"><text:tab/>← Datagram Received OK</text:p>
      <text:p text:style-name="P9"><text:tab/>← Reply Datagram</text:p>
      <text:p text:style-name="Standard"><text:tab/>Datagram Received OK →</text:p>
      <text:p text:style-name="Standard">which is significantly less efficient. Better to send the positive acknowledgement to the read reply datagram before sending the next read command.</text:p>
      <text:h text:style-name="Heading_20_2" text:outline-level="2"><text:bookmark-start text:name="__RefHeading__9244_1759830957"/>Datagram Content<text:bookmark-end text:name="__RefHeading__9244_1759830957"/></text:h>
      <text:p text:style-name="Standard">There needs to be a method for identifying the content of a general datagram. OpenLCB is meant to be used with both very simple, low-end nodes, and high-end computers with multiple programs. In both those environments, it is inconvenient to have constraints like “the next datagram will carry…” because there might be more than one thing going on, and it is hard to write code that knows about lots of global state information. It must be possible to interleave, e.g., configuration datagrams (messages) with datagrams that are displaying messages. Therefore, most datagrams will carry information about which conversation they are part of. We call that information “datagram content identification”.</text:p>
      <text:p text:style-name="Standard">We also want <text:s/>“datagram content IDs” to be small, unique, unambiguous, easily assigned, etc. To do that, there are two basic approaches:</text:p>
      <text:list xml:id="list2101734888009134635" text:style-name="L9">
        <text:list-item>
          <text:p text:style-name="P27"><text:soft-page-break/>A one-byte ID field with a central sequential method of assignment. <text:span text:style-name="T5">It is</text:span> called the “Datagram Content ID”. This is small, so doesn't use much space on CAN, but requires central recording of IDs.</text:p>
        </text:list-item>
        <text:list-item>
          <text:p text:style-name="P27">A 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ext:span text:style-name="T5">t is</text:span>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requiring <text:s/>extra coding work.</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text:p>
      <text:p text:style-name="Standard">At the low end, datagrams should go all the way down to zero bytes, because they are distinct from Events (which have a fixed 8-byte payload).</text:p>
      <text:p text:style-name="Standard">If one byte is used for the datagram content ID field (see <text:bookmark-ref text:reference-format="chapter" text:ref-name="__RefHeading__9244_1759830957">3.4</text:bookmark-ref> <text:bookmark-ref text:reference-format="text" text:ref-name="__RefHeading__9244_1759830957">Datagram Content</text:bookmark-ref>),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additional overhead from an application-lay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 it is a great simplification if the datagrams can carry any basic message of the external protocol in a single datagram. Is 64 data bytes then enough? The evidence at hand suggests that 64 data bytes is more than sufficient.</text:p>
      <text:p text:style-name="Standard">As a balance between these, and to optimize certain layouts on CAN links, a size of 72 bytes has been selected. The OpenLCB protocols have been designed such that this can be extended to 128 bytes for specific application protocols if needed, while still maintaining backward compatibility with devices that only implement a 72-byte datagram size.</text:p>
      <text:h text:style-name="Heading_20_2" text:outline-level="2"><text:soft-page-break/>Future Extensions</text:h>
      <text:h text:style-name="Heading_20_3" text:outline-level="3">Global Datagrams</text:h>
      <text:p text:style-name="Standard">In this version of the datagram protocol, there is no provision for multiple recipients of a single message. Transmission is strictly one-to-one. This constraint is not because of addressed nature of datagrams (making the messages globally visible is not hard), but rather the need for guaranteed buffering at the receiving node. In the future, we may want to provide one-to-many datagrams.</text:p>
      <text:p text:style-name="Standard">For this to work, the recipient will need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he recipient cannot <text:s/>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With addressed one-to-one datagrams, a sending node knows that it has to hang onto the datagram until it receives a “Received OK” message, because if the sender receives a “Rejected, Resend OK” it needs to still have the content to resend it. The “Received OK” and “Rejected, Resend OK” are not about data loss on a link, but about buffer management in tiny nodes. Once Received OK has been received, the buffer contents are no longer needed and the buffer can be reused.</text:p>
      <text:p text:style-name="Standard">A global datagram protocol is possible where the sending node can decide, on it's own, when it doesn't need to resend the datagram to nodes that were not able to receive it. <text:s/>For example, a node might be looking for some resource by sending a global datagram. <text:s/>It needs only preserve the request until it finds the resource; requests for retransmission that arrives after that can be safely ignored.</text:p>
      <text:p text:style-name="Standard">The remaining question is now the sending node knows <text:span text:style-name="T9">which</text:span> global datagram to retransmit. <text:s/>If it sends global datagram A, then immediately sends global datagram B, it has to know which to resend from just the resend request message (or, if they are idempotent, it could send both, but this gets out of hand). This needs to be built into the datagram protocol extension in a higher-protocol-independent way.</text:p>
      <text:h text:style-name="Heading_20_3" text:outline-level="3">CAN Extensions</text:h>
      <text:p text:style-name="Standard">Although Bosch has proposed a new standard called CAN-FD<text:note text:id="ftn1" text:note-class="footnote"><text:note-citation>1</text:note-citation><text:note-body><text:p text:style-name="Footnote">http://www.bosch-semiconductors.de/media/pdf_1/canliteratur/can_fd.pdf</text:p></text:note-body></text:note>, which permits frames as large as 64 bytes, we have decided not to reduce maximum size of a datagram to fit easily within this frame size. There are good reasons to retain the possibility of larger-than-64-byte datagrams, e.g. so you can have a command header of 8 bytes on the front of 64 data bytes. Should CAN-FD come into general use, datagrams will just use the longer frames in the current system for breaking Datagram Content messages into <text:s/>segments.</text:p>
      <text:h text:style-name="Heading_20_2" text:outline-level="2"><text:soft-page-break/>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list xml:id="list2694041419065905798" text:style-name="L10">
        <text:list-item>
          <text:p text:style-name="P28">Node A creates a datagram for node B in its buffer and starts to send it.</text:p>
        </text:list-item>
        <text:list-item>
          <text:p text:style-name="P28">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Rejected, Resend OK”, but then their peer will just repeat the attempt to send. At least one has to drop the content from its datagram buffer and receive the datagram to avoid deadly embrace. This can also happen in other contexts too, but only when sharing a buffer between transmit and reception. <text:span text:style-name="T5">It is</text:span> therefore easiest for an implementation to provide for two buffers if i<text:span text:style-name="T5">t is</text:span> likely to send and receive datagrams asynchronously.</text:p>
      <text:p text:style-name="Standard">The datagram protocol allows all nodes to reject a datagram when i<text:span text:style-name="T5">t has</text:span> been totally received. CAN and other wire protocols, because they require fragmentation of the datagram into smaller segments, therefore also allow an early rejection of a datagram. This mechanism can help keep buffers clear, but it<text:span text:style-name="T5"> is</text:span> not required that CAN implementations use this mechanism.</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tandard<text:tab/>1</text:p>
          <text:p text:style-name="P19"><text:s/>2.1 Introduction<text:tab/>1</text:p>
          <text:p text:style-name="P19"><text:s/>2.2 Intended Use<text:tab/>1</text:p>
          <text:p text:style-name="P19"><text:s/>2.3 References and Context<text:tab/>1</text:p>
          <text:p text:style-name="P19"><text:s/>2.4  Message Formats<text:tab/>1</text:p>
          <text:p text:style-name="P17"><text:s/>2.4.1 Datagram Content<text:tab/>1</text:p>
          <text:p text:style-name="P17"><text:s/>2.4.2 Datagram Received OK<text:tab/>2</text:p>
          <text:p text:style-name="P17"><text:s/>2.4.3 Datagram Rejected<text:tab/>3</text:p>
          <text:p text:style-name="P16"><text:s/>2.4.3.1 Error Codes<text:tab/>3</text:p>
          <text:p text:style-name="P19"><text:s/>2.5 States<text:tab/>4</text:p>
          <text:p text:style-name="P19"><text:s/>2.6 Interactions<text:tab/>4</text:p>
          <text:p text:style-name="P17"><text:s/>2.6.1 Normal Transmission<text:tab/>4</text:p>
          <text:p text:style-name="P17"><text:s/>2.6.2 Rejected Transmission<text:tab/>4</text:p>
          <text:p text:style-name="P19"><text:s/>2.7 Adaptation to CAN Transport<text:tab/>5</text:p>
          <text:p text:style-name="P17"><text:s/>2.7.1 CAN Message Formats<text:tab/>5</text:p>
          <text:p text:style-name="P17"><text:s/>2.7.2 CAN States<text:tab/>5</text:p>
          <text:p text:style-name="P17"><text:s/>2.7.3 CAN Interactions<text:tab/>5</text:p>
          <text:p text:style-name="P16"><text:s/>2.7.3.1 Normal Transmission<text:tab/>5</text:p>
          <text:p text:style-name="P16"><text:s/>2.7.3.2 Rejected Transmission<text:tab/>6</text:p>
          <text:p text:style-name="P15"><text:s/>3 Background Information<text:tab/>6</text:p>
          <text:p text:style-name="P19"><text:s/>3.1 Use Cases<text:tab/>6</text:p>
          <text:p text:style-name="P19"><text:s/>3.2 Discussion<text:tab/>7</text:p>
          <text:p text:style-name="P19"><text:s/>3.3 Examples<text:tab/>7</text:p>
          <text:p text:style-name="P17"><text:s/>3.3.1 Normal CAN case<text:tab/>7</text:p>
          <text:p text:style-name="P17"><text:s/>3.3.2 Short CAN datagram case<text:tab/>8</text:p>
          <text:p text:style-name="P17"><text:s/>3.3.3 Rejected short CAN datagram case<text:tab/>8</text:p>
          <text:p text:style-name="P17"><text:s/>3.3.4 Rejected interleaved CAN datagram case<text:tab/>9</text:p>
          <text:p text:style-name="P17"><text:s/>3.3.5 Command/Reply Example<text:tab/>10</text:p>
          <text:p text:style-name="P17"><text:s/>3.3.6 Back and Forth Datagram Protocol<text:tab/>10</text:p>
          <text:p text:style-name="P19"><text:s/>3.4 Datagram Content<text:tab/>10</text:p>
          <text:p text:style-name="P19"><text:s/>3.5 Numerology<text:tab/>11</text:p>
          <text:p text:style-name="P19"><text:s/>3.6 Future Extensions<text:tab/>12</text:p>
          <text:p text:style-name="P17"><text:s/>3.6.1 Global Datagrams<text:tab/>12</text:p>
          <text:p text:style-name="P17"><text:s/>3.6.2 CAN Extensions<text:tab/>12</text:p>
          <text:p text:style-name="P19"><text:s/>3.7 Implementation Notes<text:tab/>13</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1in" style:rel-column-width="33934*"/>
    </style:style>
    <style:style style:name="Table1.B" style:family="table-column">
      <style:table-column-properties style:column-width="0.0549in" style:rel-column-width="562*"/>
    </style:style>
    <style:style style:name="Table1.C" style:family="table-column">
      <style:table-column-properties style:column-width="1.5097in" style:rel-column-width="15472*"/>
    </style:style>
    <style:style style:name="Table1.D" style:family="table-column">
      <style:table-column-properties style:column-width="1.5188in" style:rel-column-width="1556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OpenLCB-CAN Datagram Transport Technical Note<draw:custom-shape text:anchor-type="char" draw:z-index="13"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4</text:page-number></text:span></text:span><text:span text:style-name="Page_20_Number"><text:span text:style-name="MT2"> of </text:span></text:span><text:span text:style-name="Page_20_Number"><text:span text:style-name="MT2"><text:page-count style:num-format="1">14</text:page-count></text:span></text:span><text:span text:style-name="Page_20_Number"><text:span text:style-name="MT2"> - </text:span></text:span><text:span text:style-name="Page_20_Number"><text:span text:style-name="MT2"><text:date style:data-style-name="N75" text:date-value="2015-02-14T21:27:11.115133711">Feb 14,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32726377952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4"><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4T21:27:11.120940484">Feb 14,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4</text:page-count></text:span></text:span><text:span text:style-name="Page_20_Number"><text:span text:style-name="MT4"> - </text:span></text:span><text:span text:style-name="Page_20_Number"><text:span text:style-name="MT2"><text:date style:data-style-name="N75" text:date-value="2015-02-14T21:27:11.122889905">Feb 14,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Datagram Transport Technical Note</dc:title>
    <meta:initial-creator>Alex Shepherd</meta:initial-creator>
    <meta:creation-date>2009-01-22T07:11:27</meta:creation-date>
    <meta:editing-cycles>131</meta:editing-cycles>
    <meta:editing-duration>P1DT19M24S</meta:editing-duration>
    <meta:generator>LibreOffice/4.2.7.2$Linux_X86_64 LibreOffice_project/420m0$Build-2</meta:generator>
    <dc:date>2015-02-14T21:27:11.034684388</dc:date>
    <dc:creator>Stuart Baker</dc:creator>
    <meta:printed-by>Bob Jacobsen</meta:printed-by>
    <meta:print-date>2013-04-13T07:58:02</meta:print-date>
    <meta:document-statistic meta:table-count="1" meta:image-count="4" meta:object-count="0" meta:page-count="14" meta:paragraph-count="201" meta:word-count="4766" meta:character-count="28909" meta:non-whitespace-character-count="24211"/>
    <meta:user-defined meta:name="Info 1"/>
    <meta:user-defined meta:name="Info 2"/>
    <meta:user-defined meta:name="Info 3"/>
    <meta:user-defined meta:name="Info 4"/>
  </office:meta>
</office:document-meta>
</file>